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992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4.3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1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Beschreibung:</text:p>
          </table:table-cell>
          <table:table-cell table:style-name="Default" office:value-type="string" calcext:value-type="string">
            <text:p>Stückpreis:</text:p>
          </table:table-cell>
          <table:table-cell office:value-type="string" calcext:value-type="string">
            <text:p>Artikel-Nr.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SMD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,10 €</text:p>
          </table:table-cell>
          <table:table-cell table:style-name="ce1" office:value-type="string" calcext:value-type="string">
            <text:p>0603W2C-KHC-B</text:p>
          </table:table-cell>
          <table:table-cell office:value-type="string" calcext:value-type="string">
            <text:p>HUIYUA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reichelt.de/de/de/shop/produkt/led_smd_0603_weiss_500_mcd_120_-36153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Wiederstand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string" calcext:value-type="string">
            <text:p>WAL WR06X1000FTL</text:p>
          </table:table-cell>
          <table:table-cell office:value-type="string" calcext:value-type="string">
            <text:p>WALSI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reichelt.de/de/de/shop/produkt/smd-widerstand_0603_100_ohm_100_mw_1_-346517</text:p>
          </table:table-cell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currency" office:currency="EUR" office:value="0.05" calcext:value-type="currency">
            <text:p>0,05 €</text:p>
          </table:table-cell>
          <table:table-cell table:style-name="ce5" office:value-type="string" calcext:value-type="string">
            <text:p>BSS 138P NXP</text:p>
          </table:table-cell>
          <table:table-cell table:style-name="ce6" office:value-type="string" calcext:value-type="string">
            <text:p>nexperia</text:p>
          </table:table-cell>
          <table:table-cell table:style-name="ce7" office:value-type="string" calcext:value-type="string">
            <text:p><text:span text:style-name="T1">SOT-23</text:span> </text:p>
          </table:table-cell>
          <table:table-cell office:value-type="string" calcext:value-type="string">
            <text:p>https://www.reichelt.de/de/de/shop/produkt/mosfet_n-ch_60v_0_36a_0_9r_sot-23-219201</text:p>
          </table:table-cell>
        </table:table-row>
        <table:table-row table:style-name="ro1">
          <table:table-cell/>
          <table:table-cell office:value-type="string" calcext:value-type="string">
            <text:p>JST Socket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string" calcext:value-type="string">
            <text:p>JST S3B-ZR-SM4A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Connector_JST:JST_ZH_S3B-ZR-SM4A-TF_1x03-1MP_P1.50mm_Horizontal</text:p>
          </table:table-cell>
          <table:table-cell office:value-type="string" calcext:value-type="string">
            <text:p>https://www.reichelt.de/de/de/shop/produkt/jst_-_stiftleiste_rm_1_5_mm_1x3_polig_gew_-190575</text:p>
          </table:table-cell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ka</text:p>
          </table:table-cell>
          <table:table-cell table:number-columns-repeated="2"/>
          <table:table-cell office:value-type="string" calcext:value-type="string">
            <text:p>Connector_PinSocket_2.54mm <text:s text:c="3"/>No. 7 (1x03; Horizontal)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EUR" office:value="2" calcext:value-type="currency">
            <text:p>2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3" calcext:value-type="currency">
            <text:p>3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4" calcext:value-type="currency">
            <text:p>4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5" calcext:value-type="currency">
            <text:p>5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6" calcext:value-type="currency">
            <text:p>6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8" calcext:value-type="currency">
            <text:p>8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9" calcext:value-type="currency">
            <text:p>9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11" calcext:value-type="currency">
            <text:p>11,00 €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22:00:56.98013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21:05:47.282000000</meta:creation-date>
    <dc:date>2026-02-16T22:11:54.698294600</dc:date>
    <meta:editing-duration>PT29M15S</meta:editing-duration>
    <meta:editing-cycles>8</meta:editing-cycles>
    <meta:generator>LibreOffice/25.2.7.2$Windows_X86_64 LibreOffice_project/5cbfd1ab6520636bb5f7b99185aa69bd7456825d</meta:generator>
    <meta:document-statistic meta:table-count="1" meta:cell-count="46" meta:object-count="0"/>
  </office:meta>
</office:document-meta>
</file>